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6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1"/>
    </style:style>
  </office:automatic-styles>
  <office:body>
    <office:spreadsheet>
      <table:calculation-settings table:case-sensitive="false" table:use-regular-expressions="false" table:use-wildcards="true"/>
      <table:table table:name="dens_mod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4" table:default-cell-style-name="ce4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# of Spp</text:p>
          </table:table-cell>
          <table:table-cell table:style-name="ce1" office:value-type="string" calcext:value-type="string">
            <text:p>Linear Slope</text:p>
          </table:table-cell>
          <table:table-cell table:style-name="ce1" office:value-type="string" calcext:value-type="string">
            <text:p>Adj. R<text:span text:style-name="T1">²</text:span></text:p>
          </table:table-cell>
          <table:table-cell table:style-name="ce1"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  <table:table-cell office:value-type="float" office:value="0.695930034207194" calcext:value-type="float">
            <text:p>0.70</text:p>
          </table:table-cell>
          <table:table-cell office:value-type="float" office:value="0.462831888032944" calcext:value-type="float">
            <text:p>0.4628</text:p>
          </table:table-cell>
          <table:table-cell office:value-type="float" office:value="0.0000788804068986158" calcext:value-type="float">
            <text:p>0.000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  <table:table-cell office:value-type="float" office:value="0.772954832853686" calcext:value-type="float">
            <text:p>0.77</text:p>
          </table:table-cell>
          <table:table-cell office:value-type="float" office:value="0.581357540577144" calcext:value-type="float">
            <text:p>0.5814</text:p>
          </table:table-cell>
          <table:table-cell table:style-name="ce5" office:value-type="string" calcext:value-type="string">
            <text:p>&lt;0.000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  <table:table-cell office:value-type="float" office:value="0.652569879142826" calcext:value-type="float">
            <text:p>0.65</text:p>
          </table:table-cell>
          <table:table-cell office:value-type="float" office:value="0.40376465667081" calcext:value-type="float">
            <text:p>0.4038</text:p>
          </table:table-cell>
          <table:table-cell office:value-type="float" office:value="0.000167508129237879" calcext:value-type="float">
            <text:p>0.000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  <table:table-cell office:value-type="float" office:value="0.691594827994352" calcext:value-type="float">
            <text:p>0.69</text:p>
          </table:table-cell>
          <table:table-cell office:value-type="float" office:value="0.458238152497328" calcext:value-type="float">
            <text:p>0.4582</text:p>
          </table:table-cell>
          <table:table-cell table:style-name="ce5" office:value-type="string" calcext:value-type="string">
            <text:p>&lt;0.000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float" office:value="0.626709024316243" calcext:value-type="float">
            <text:p>0.63</text:p>
          </table:table-cell>
          <table:table-cell office:value-type="float" office:value="0.371077208343682" calcext:value-type="float">
            <text:p>0.3711</text:p>
          </table:table-cell>
          <table:table-cell office:value-type="float" office:value="0.000210983867761578" calcext:value-type="float">
            <text:p>0.000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float" office:value="0.772760776890129" calcext:value-type="float">
            <text:p>0.77</text:p>
          </table:table-cell>
          <table:table-cell office:value-type="float" office:value="0.578848273677102" calcext:value-type="float">
            <text:p>0.5788</text:p>
          </table:table-cell>
          <table:table-cell table:style-name="ce5" office:value-type="string" calcext:value-type="string">
            <text:p>&lt;0.000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float" office:value="0.699499847399293" calcext:value-type="float">
            <text:p>0.70</text:p>
          </table:table-cell>
          <table:table-cell office:value-type="float" office:value="0.46965773022362" calcext:value-type="float">
            <text:p>0.4697</text:p>
          </table:table-cell>
          <table:table-cell table:style-name="ce5" office:value-type="string" calcext:value-type="string">
            <text:p>&lt;0.000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float" office:value="0.74904728728941" calcext:value-type="float">
            <text:p>0.75</text:p>
          </table:table-cell>
          <table:table-cell office:value-type="float" office:value="0.544815240025092" calcext:value-type="float">
            <text:p>0.5448</text:p>
          </table:table-cell>
          <table:table-cell table:style-name="ce5" office:value-type="string" calcext:value-type="string">
            <text:p>&lt;0.000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float" office:value="0.691644068661943" calcext:value-type="float">
            <text:p>0.69</text:p>
          </table:table-cell>
          <table:table-cell office:value-type="float" office:value="0.454661132156849" calcext:value-type="float">
            <text:p>0.4547</text:p>
          </table:table-cell>
          <table:table-cell office:value-type="float" office:value="0.00018150178857154" calcext:value-type="float">
            <text:p>0.000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float" office:value="0.703386488773912" calcext:value-type="float">
            <text:p>0.70</text:p>
          </table:table-cell>
          <table:table-cell office:value-type="float" office:value="0.473700575614263" calcext:value-type="float">
            <text:p>0.4737</text:p>
          </table:table-cell>
          <table:table-cell office:value-type="float" office:value="0.0000611551119875559" calcext:value-type="float">
            <text:p>0.000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float" office:value="0.649019516772981" calcext:value-type="float">
            <text:p>0.65</text:p>
          </table:table-cell>
          <table:table-cell office:value-type="float" office:value="0.399790271417131" calcext:value-type="float">
            <text:p>0.3998</text:p>
          </table:table-cell>
          <table:table-cell office:value-type="float" office:value="0.000139688317561311" calcext:value-type="float">
            <text:p>0.000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float" office:value="0.527638985521657" calcext:value-type="float">
            <text:p>0.53</text:p>
          </table:table-cell>
          <table:table-cell office:value-type="float" office:value="0.250649164390105" calcext:value-type="float">
            <text:p>0.2506</text:p>
          </table:table-cell>
          <table:table-cell office:value-type="float" office:value="0.00390735240360883" calcext:value-type="float">
            <text:p>0.0039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  <table:table-cell office:value-type="float" office:value="0.669368284566948" calcext:value-type="float">
            <text:p>0.67</text:p>
          </table:table-cell>
          <table:table-cell office:value-type="float" office:value="0.421770752783341" calcext:value-type="float">
            <text:p>0.4218</text:p>
          </table:table-cell>
          <table:table-cell office:value-type="float" office:value="0.000477510262678981" calcext:value-type="float">
            <text:p>0.0005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  <table:table-cell office:value-type="float" office:value="0.295555591284378" calcext:value-type="float">
            <text:p>0.30</text:p>
          </table:table-cell>
          <table:table-cell office:value-type="float" office:value="0.0393190605678509" calcext:value-type="float">
            <text:p>0.0393</text:p>
          </table:table-cell>
          <table:table-cell table:style-name="ce6" office:value-type="float" office:value="0.193340247335994" calcext:value-type="float">
            <text:p>0.1933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float" office:value="0.474107385031875" calcext:value-type="float">
            <text:p>0.47</text:p>
          </table:table-cell>
          <table:table-cell office:value-type="float" office:value="0.193768925043433" calcext:value-type="float">
            <text:p>0.1938</text:p>
          </table:table-cell>
          <table:table-cell office:value-type="float" office:value="0.0124767428272337" calcext:value-type="float">
            <text:p>0.0125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  <table:table-cell office:value-type="float" office:value="0.679244539221664" calcext:value-type="float">
            <text:p>0.68</text:p>
          </table:table-cell>
          <table:table-cell office:value-type="float" office:value="0.439828069824949" calcext:value-type="float">
            <text:p>0.4398</text:p>
          </table:table-cell>
          <table:table-cell office:value-type="float" office:value="0.0000978387442483201" calcext:value-type="float">
            <text:p>0.0001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float" office:value="0.669274767703437" calcext:value-type="float">
            <text:p>0.67</text:p>
          </table:table-cell>
          <table:table-cell office:value-type="float" office:value="0.422834565351967" calcext:value-type="float">
            <text:p>0.4228</text:p>
          </table:table-cell>
          <table:table-cell office:value-type="float" office:value="0.000348336639961229" calcext:value-type="float">
            <text:p>0.0003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float" office:value="0.669709577743729" calcext:value-type="float">
            <text:p>0.67</text:p>
          </table:table-cell>
          <table:table-cell office:value-type="float" office:value="0.425532206793421" calcext:value-type="float">
            <text:p>0.4255</text:p>
          </table:table-cell>
          <table:table-cell office:value-type="float" office:value="0.000182473099074129" calcext:value-type="float">
            <text:p>0.0002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float" office:value="0.636359427102164" calcext:value-type="float">
            <text:p>0.64</text:p>
          </table:table-cell>
          <table:table-cell office:value-type="float" office:value="0.381151453280265" calcext:value-type="float">
            <text:p>0.3812</text:p>
          </table:table-cell>
          <table:table-cell office:value-type="float" office:value="0.00035942207358811" calcext:value-type="float">
            <text:p>0.0004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float" office:value="0.543990661760929" calcext:value-type="float">
            <text:p>0.54</text:p>
          </table:table-cell>
          <table:table-cell office:value-type="float" office:value="0.265313920086706" calcext:value-type="float">
            <text:p>0.2653</text:p>
          </table:table-cell>
          <table:table-cell office:value-type="float" office:value="0.00493890909433531" calcext:value-type="float">
            <text:p>0.0049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float" office:value="0.774989245661431" calcext:value-type="float">
            <text:p>0.77</text:p>
          </table:table-cell>
          <table:table-cell office:value-type="float" office:value="0.582454164113186" calcext:value-type="float">
            <text:p>0.5825</text:p>
          </table:table-cell>
          <table:table-cell table:style-name="ce5" office:value-type="string" calcext:value-type="string">
            <text:p>&lt;0.0001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float" office:value="0.616393729688022" calcext:value-type="float">
            <text:p>0.62</text:p>
          </table:table-cell>
          <table:table-cell office:value-type="float" office:value="0.356092815767891" calcext:value-type="float">
            <text:p>0.3561</text:p>
          </table:table-cell>
          <table:table-cell office:value-type="float" office:value="0.000478069425091086" calcext:value-type="float">
            <text:p>0.0005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float" office:value="0.611314756906955" calcext:value-type="float">
            <text:p>0.61</text:p>
          </table:table-cell>
          <table:table-cell office:value-type="float" office:value="0.349617490935756" calcext:value-type="float">
            <text:p>0.3496</text:p>
          </table:table-cell>
          <table:table-cell office:value-type="float" office:value="0.000548317716512748" calcext:value-type="float">
            <text:p>0.0005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float" office:value="0.372365832337795" calcext:value-type="float">
            <text:p>0.37</text:p>
          </table:table-cell>
          <table:table-cell office:value-type="float" office:value="0.105527709750027" calcext:value-type="float">
            <text:p>0.1055</text:p>
          </table:table-cell>
          <table:table-cell table:style-name="ce6" office:value-type="float" office:value="0.0510134662288278" calcext:value-type="float">
            <text:p>0.05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4T14:54:31.044000000</dc:date>
    <dc:creator>C C</dc:creator>
    <meta:editing-duration>PT10M51S</meta:editing-duration>
    <meta:editing-cycles>2</meta:editing-cycles>
    <meta:generator>LibreOffice/7.4.1.2$Windows_X86_64 LibreOffice_project/3c58a8f3a960df8bc8fd77b461821e42c061c5f0</meta:generator>
    <meta:document-statistic meta:table-count="1" meta:cell-count="150" meta:object-count="0"/>
  </office:meta>
</office:document-meta>
</file>